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9136" calcext:value-type="float">
            <text:p>100.5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0912" calcext:value-type="float">
            <text:p>100.2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3584" calcext:value-type="float">
            <text:p>100.3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1416" calcext:value-type="float">
            <text:p>99.7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9936" calcext:value-type="float">
            <text:p>99.3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7912" calcext:value-type="float">
            <text:p>99.1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9208" calcext:value-type="float">
            <text:p>98.8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9584" calcext:value-type="float">
            <text:p>98.7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66" calcext:value-type="float">
            <text:p>98.5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1088" calcext:value-type="float">
            <text:p>98.6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0232" calcext:value-type="float">
            <text:p>98.6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0464" calcext:value-type="float">
            <text:p>98.2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4512" calcext:value-type="float">
            <text:p>98.5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0848" calcext:value-type="float">
            <text:p>96.7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5776" calcext:value-type="float">
            <text:p>96.5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256" calcext:value-type="float">
            <text:p>96.1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7512" calcext:value-type="float">
            <text:p>95.9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036" calcext:value-type="float">
            <text:p>94.3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9024" calcext:value-type="float">
            <text:p>94.2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3304" calcext:value-type="float">
            <text:p>94.2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9568" calcext:value-type="float">
            <text:p>94.0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748" calcext:value-type="float">
            <text:p>94.1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1992" calcext:value-type="float">
            <text:p>93.6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3432" calcext:value-type="float">
            <text:p>93.7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2032" calcext:value-type="float">
            <text:p>93.9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556" calcext:value-type="float">
            <text:p>94.0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8552" calcext:value-type="float">
            <text:p>92.8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8552" calcext:value-type="float">
            <text:p>92.8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2376" calcext:value-type="float">
            <text:p>92.1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2712" calcext:value-type="float">
            <text:p>91.8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0272" calcext:value-type="float">
            <text:p>91.3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0328" calcext:value-type="float">
            <text:p>88.7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86" calcext:value-type="float">
            <text:p>87.8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